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Hei Pro" svg:font-family="LiHei Pro"/>
    <style:font-face style:name="PingFang TC" svg:font-family="PingFang TC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P2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P4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陳真   |  2020.01.01 12:03   |   </text:span><text:a xlink:type="simple" xlink:href="http://palinfo.habago.org/Entry?Command=Information_PrintForum&amp;iPage=1#FORUM38335"><text:span text:style-name="T2">#</text:span></text:a></text:p>
      <text:p text:style-name="P3"><text:span text:style-name="T1">更正：</text:span><text:span text:style-name="T3"><text:line-break/><text:line-break/></text:span><text:span text:style-name="T1">重返戒嚴內文提到解嚴30周年，2007年應為20周年才對。若有轉載或轉寄，煩請更正。謝謝。</text:span><text:span text:style-name="T3"><text:line-break/><text:line-break/></text:span><text:span text:style-name="T1">陳真</text:span></text:p>
      <text:p text:style-name="P2"><text:span text:style-name="T1">謝穎芝   |  2020.01.01 12:02   |   </text:span><text:a xlink:type="simple" xlink:href="http://palinfo.habago.org/Entry?Command=Information_PrintForum&amp;iPage=1#FORUM38334"><text:span text:style-name="T2">#</text:span></text:a></text:p>
      <text:p text:style-name="P4"><text:span text:style-name="T1">從昨晚這個網站就連不上，</text:span><text:span text:style-name="T3"><text:line-break/></text:span><text:span text:style-name="T1">是不是又遭受 DoS 攻擊了？</text:span><text:span text:style-name="T3"><text:line-break/></text:span><text:span text:style-name="T1">網頁一直回覆「伺服器沒有回應」或出現「palinfo.habago.org 回應時間過長」⋯</text:span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